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3d6" officeooo:paragraph-rsid="000ba3d6"/>
    </style:style>
    <style:style style:name="P2" style:family="paragraph" style:parent-style-name="Standard">
      <style:text-properties officeooo:rsid="000ba3d6" officeooo:paragraph-rsid="000ba3d6"/>
    </style:style>
    <style:style style:name="P3" style:family="paragraph" style:parent-style-name="Standard">
      <style:text-properties officeooo:rsid="000eb555" officeooo:paragraph-rsid="000eb555"/>
    </style:style>
    <style:style style:name="P4" style:family="paragraph" style:parent-style-name="Standard">
      <style:text-properties officeooo:rsid="0010487e" officeooo:paragraph-rsid="0010487e"/>
    </style:style>
    <style:style style:name="P5" style:family="paragraph" style:parent-style-name="Standard">
      <style:text-properties officeooo:rsid="00113251" officeooo:paragraph-rsid="00113251"/>
    </style:style>
    <style:style style:name="T1" style:family="text">
      <style:text-properties officeooo:rsid="000d41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s – list</text:p>
      <text:p text:style-name="P1"/>
      <text:p text:style-name="P1">cd – change directory takze cd Dokumenty </text:p>
      <text:p text:style-name="P1"/>
      <text:p text:style-name="P1">yes yes no yes yes no</text:p>
      <text:p text:style-name="P1"/>
      <text:p text:style-name="P1">npm run dev – <text:span text:style-name="T1">spusatanie </text:span></text:p>
      <text:p text:style-name="P3">git add . – pridaj vsetko do git hubu </text:p>
      <text:p text:style-name="P4">source control – napisat message – commit alebo sync a uloyi sa to do githubu</text:p>
      <text:p text:style-name="P5">vercel – publikuje stranku <text:s text:c="5"/><text:a xlink:type="simple" xlink:href="https://github.com/AlexHombi/zoska_instagram" text:style-name="Internet_20_link" text:visited-style-name="Visited_20_Internet_20_Link">https://github.com/AlexHombi/zoska_instagram</text:a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8:33.272761484</meta:creation-date>
    <meta:generator>LibreOffice/24.2.5.2$Linux_X86_64 LibreOffice_project/420$Build-2</meta:generator>
    <dc:date>2024-09-26T09:27:46.599690052</dc:date>
    <meta:editing-duration>PT1H19M50S</meta:editing-duration>
    <meta:editing-cycles>5</meta:editing-cycles>
    <meta:document-statistic meta:table-count="0" meta:image-count="0" meta:object-count="0" meta:page-count="1" meta:paragraph-count="7" meta:word-count="43" meta:character-count="287" meta:non-whitespace-character-count="236"/>
  </office:meta>
</office:document-meta>
</file>